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f0fe" officeooo:paragraph-rsid="0014f0fe"/>
    </style:style>
    <style:style style:name="P2" style:family="paragraph" style:parent-style-name="Standard">
      <style:text-properties officeooo:rsid="001757e0" officeooo:paragraph-rsid="001757e0"/>
    </style:style>
    <style:style style:name="P3" style:family="paragraph" style:parent-style-name="Standard">
      <style:text-properties officeooo:rsid="0017e021" officeooo:paragraph-rsid="001757e0"/>
    </style:style>
    <style:style style:name="P4" style:family="paragraph" style:parent-style-name="Standard">
      <style:text-properties officeooo:rsid="001980c3" officeooo:paragraph-rsid="001980c3"/>
    </style:style>
    <style:style style:name="P5" style:family="paragraph" style:parent-style-name="Standard">
      <style:text-properties officeooo:rsid="001b0c95" officeooo:paragraph-rsid="001b0c95"/>
    </style:style>
    <style:style style:name="T1" style:family="text">
      <style:text-properties officeooo:rsid="001757e0"/>
    </style:style>
    <style:style style:name="T2" style:family="text">
      <style:text-properties officeooo:rsid="0017e021"/>
    </style:style>
    <style:style style:name="T3" style:family="text">
      <style:text-properties officeooo:rsid="001980c3"/>
    </style:style>
    <style:style style:name="T4" style:family="text">
      <style:text-properties officeooo:rsid="001b0c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<text:span text:style-name="T1">V</text:span></text:p>
      <text:p text:style-name="P1">Anschrift / Kontaktdaten <text:span text:style-name="T4">V</text:span></text:p>
      <text:p text:style-name="P1">Arbeitgeber <text:span text:style-name="T1">V</text:span></text:p>
      <text:p text:style-name="P1">Betriebsgröße <text:span text:style-name="T3">V</text:span></text:p>
      <text:p text:style-name="P1">Dauer der Betriebszugehörigkeit <text:span text:style-name="T3">V</text:span></text:p>
      <text:p text:style-name="P1">Datum der Kündigung <text:span text:style-name="T1">V</text:span></text:p>
      <text:p text:style-name="P1">schriftlicher Vertrag </text:p>
      <text:p text:style-name="P1"/>
      <text:p text:style-name="P1">Würden Sie mir Ihren Namen verraten?</text:p>
      <text:p text:style-name="P1"/>
      <text:p text:style-name="P1">Haben Sie uns in dieser Sache bereits kontaktiert?</text:p>
      <text:p text:style-name="P1"><text:tab/>Ja → Abbruch, Verweis auf Telefon</text:p>
      <text:p text:style-name="P1"><text:tab/>Nein → weiter</text:p>
      <text:p text:style-name="P1"/>
      <text:p text:style-name="P1">Wie heißt der Arbeitgeber, der Ihnen gekündigt hat? Können Sie uns seine Anschrift mitteilen?</text:p>
      <text:p text:style-name="P1"/>
      <text:p text:style-name="P2">In welcher Form hat der Arbeitgeber ihnen gekündigt?</text:p>
      <text:p text:style-name="P2"><text:tab/>Brief →<text:span text:style-name="T3"> Später Upload!</text:span></text:p>
      <text:p text:style-name="P2"><text:tab/>Gespräch</text:p>
      <text:p text:style-name="P2"><text:tab/>Email</text:p>
      <text:p text:style-name="P2"><text:tab/>Sonstiges → Bitte beschreiben Sie, wie Ihnen gekündigt wurde</text:p>
      <text:p text:style-name="P2"/>
      <text:p text:style-name="P2">Wann ((haben Sie den Brief von der Post bekommen)) ((haben Sie das Kündigungsgespräch geführt)) ((haben Sie die Email erhalten)) ((ist das gewesen))?</text:p>
      <text:p text:style-name="P2"/>
      <text:p text:style-name="P2">Wann haben Sie begonnen in dem Betrieb des Arbeitgebers zu arbeiten?</text:p>
      <text:p text:style-name="P2"/>
      <text:p text:style-name="P2"><text:span text:style-name="T2">An welcher Adresse ist Ihr Arbeitsplatz und wie viele Leute beschäftigt Ihr Arbeitgeber an dem Standort an dem Sie arbeiten?</text:span></text:p>
      <text:p text:style-name="P3"/>
      <text:p text:style-name="P4">Haben Sie einen schriftlichen Arbeitsvertrag?</text:p>
      <text:p text:style-name="P4"><text:tab/>Ja → Später Upload!</text:p>
      <text:p text:style-name="P4"><text:tab/>Nein</text:p>
      <text:p text:style-name="P4"/>
      <text:p text:style-name="P4">Damit wir Sie kontaktieren können würde ich Sie bitten, mir Ihre Anschrift und Telefonnummer zu geben</text:p>
      <text:p text:style-name="P4"/>
      <text:p text:style-name="P4">((Wenn Upload ausgelöst:</text:p>
      <text:p text:style-name="P4">Wenn Sie möchten können Sie ((Dokument/<text:span text:style-name="T4">e)) hier hochladen))</text:span></text:p>
      <text:p text:style-name="P4"/>
      <text:p text:style-name="P5">ENDE: Vielen Dank für Ihre Informationen, unsere Kanzlei wird sich innerhalb von zwei Werktagen mit Ihnen in Verbindung setzen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sere Anwälte werden Sie binnen 2 Werktagen kontaktieren. Wie können wir Sie erreichen?</text:p>
      <text:p text:style-name="P1">→ Kontaktda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Schneider</meta:initial-creator>
    <meta:creation-date>2018-09-17T16:42:38.537380915</meta:creation-date>
    <dc:date>2018-09-17T19:56:10.301691396</dc:date>
    <dc:creator>Georg Schneider</dc:creator>
    <meta:editing-duration>PT46M6S</meta:editing-duration>
    <meta:editing-cycles>2</meta:editing-cycles>
    <meta:generator>LibreOffice/5.4.7.2$MacOSX_X86_64 LibreOffice_project/c838ef25c16710f8838b1faec480ebba495259d0</meta:generator>
    <meta:document-statistic meta:table-count="0" meta:image-count="0" meta:object-count="0" meta:page-count="1" meta:paragraph-count="29" meta:word-count="204" meta:character-count="1338" meta:non-whitespace-character-count="1154"/>
  </office:meta>
</office:document-meta>
</file>